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312cm" svg:y1="3.845cm" svg:x2="2.749cm" svg:y2="1.928cm">
          <text:p/>
        </draw:line>
        <draw:line draw:style-name="gr2" draw:text-style-name="P1" draw:layer="layout" svg:x1="4.291cm" svg:y1="3.852cm" svg:x2="6.208cm" svg:y2="2.289cm">
          <text:p/>
        </draw:line>
        <draw:custom-shape draw:style-name="gr3" draw:text-style-name="P2" draw:layer="layout" svg:width="0.206cm" svg:height="0.206cm" svg:x="4.196cm" svg:y="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195cm" svg:y="4.929cm">
          <draw:text-box>
            <text:p/>
          </draw:text-box>
        </draw:frame>
        <draw:frame draw:style-name="gr5" draw:text-style-name="P4" draw:layer="measurelines" svg:width="0.563cm" svg:height="0.53cm" svg:x="5.422cm" svg:y="2.9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598cm" svg:height="0.53cm" svg:x="2.649cm" svg:y="2.5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17cm" svg:height="0.47cm" svg:x="3.823cm" svg:y="3.9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4.313cm" svg:y1="3.846cm" svg:x2="2.75cm" svg:y2="1.929cm">
          <text:p/>
        </draw:line>
        <draw:line draw:style-name="gr2" draw:text-style-name="P1" draw:layer="layout" svg:x1="4.292cm" svg:y1="3.853cm" svg:x2="6.209cm" svg:y2="2.29cm">
          <text:p/>
        </draw:line>
        <draw:frame draw:style-name="gr5" draw:text-style-name="P4" draw:layer="layout" svg:width="0.563cm" svg:height="0.53cm" svg:x="5.423cm" svg:y="2.9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0.598cm" svg:height="0.53cm" svg:x="2.65cm" svg:y="2.54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layout" svg:width="0.517cm" svg:height="0.47cm" svg:x="3.824cm" svg:y="3.93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" draw:text-style-name="P1" draw:layer="layout" svg:x1="4.293cm" svg:y1="3.813cm" svg:x2="1.842cm" svg:y2="3.482cm">
          <text:p/>
        </draw:line>
        <draw:line draw:style-name="gr2" draw:text-style-name="P1" draw:layer="layout" svg:x1="4.283cm" svg:y1="3.832cm" svg:x2="4.614cm" svg:y2="1.381cm">
          <text:p/>
        </draw:line>
        <draw:frame draw:style-name="gr5" draw:text-style-name="P4" draw:layer="layout" svg:width="0.563cm" svg:height="0.53cm" svg:x="4.548cm" svg:y="2.0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4" draw:layer="layout" svg:width="0.602cm" svg:height="0.53cm" svg:x="2.393cm" svg:y="3.6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" draw:text-style-name="P2" draw:layer="layout" svg:width="0.206cm" svg:height="0.206cm" svg:x="4.197cm" svg:y="3.7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06cm" svg:height="0.206cm" svg:x="3.174cm" svg:y="0.8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4" draw:layer="layout" svg:width="0.496cm" svg:height="0.47cm" svg:x="2.671cm" svg:y="0.91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17:16:02.955483681</dc:date>
    <meta:editing-duration>PT6M46S</meta:editing-duration>
    <meta:editing-cycles>3</meta:editing-cycles>
    <meta:generator>LibreOffice/6.4.7.2$Linux_X86_64 LibreOffice_project/4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2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5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6/content.xml><?xml version="1.0" encoding="utf-8"?>
<math xmlns="http://www.w3.org/1998/Math/MathML" display="block">
  <semantics>
    <mi>O</mi>
    <annotation encoding="StarMath 5.0">O</annotation>
  </semantics>
</math>
</file>

<file path=Object 7/content.xml><?xml version="1.0" encoding="utf-8"?>
<math xmlns="http://www.w3.org/1998/Math/MathML" display="block">
  <semantics>
    <mover accent="true">
      <msub>
        <mi>x</mi>
        <mn>2</mn>
      </msub>
      <mo stretchy="false">⃗</mo>
    </mover>
    <annotation encoding="StarMath 5.0">vec x_2</annotation>
  </semantics>
</math>
</file>

<file path=Object 8/content.xml><?xml version="1.0" encoding="utf-8"?>
<math xmlns="http://www.w3.org/1998/Math/MathML" display="block">
  <semantics>
    <mover accent="true">
      <msub>
        <mi>y</mi>
        <mn>2</mn>
      </msub>
      <mo stretchy="false">⃗</mo>
    </mover>
    <annotation encoding="StarMath 5.0">vec y_2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